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923e" officeooo:paragraph-rsid="0016923e"/>
    </style:style>
    <style:style style:name="P2" style:family="paragraph" style:parent-style-name="Standard">
      <style:text-properties officeooo:rsid="0017fa61" officeooo:paragraph-rsid="0017fa61"/>
    </style:style>
    <style:style style:name="P3" style:family="paragraph" style:parent-style-name="Standard">
      <style:text-properties officeooo:rsid="001a4325" officeooo:paragraph-rsid="001a4325"/>
    </style:style>
    <style:style style:name="P4" style:family="paragraph" style:parent-style-name="Standard">
      <style:text-properties style:text-underline-style="solid" style:text-underline-width="auto" style:text-underline-color="font-color" fo:font-weight="bold" officeooo:rsid="001a4325" officeooo:paragraph-rsid="001a4325" style:font-weight-asian="bold" style:font-weight-complex="bold"/>
    </style:style>
    <style:style style:name="T1" style:family="text">
      <style:text-properties officeooo:rsid="0019ec92"/>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Introduction</text:span> </text:p>
      <text:p text:style-name="P3"/>
      <text:p text:style-name="P1">Pour ce projet Simulation, nous avons décidé de simuler un hôpital et plus particulièrement, ces salles d’opérations. </text:p>
      <text:p text:style-name="P1"/>
      <text:p text:style-name="P1">Pour se faire, nous avons identifié un seul type d’entité : les patients. Concernant les ressouces nous en avons identifié <text:s/>3 types : les salles, les infirmiers et les chirurgiens. Nous avons ensuite séparés nos patients en 2 types : les patients rendez-vous, qui sont les patients que l’on connaît dès le début de la simulation et nos patients urgents, qui seront déclarés pendant la simulation. Nous avons également séparé nos salles en 3 types : les salles peu équipées, les salles semi équipées et les salles très équipées. Ces différentes salles correspondent aux différentes « gravité » caractérisés par nos patients. Ainsi, des patients de gravité « Peu équipée » pourront être affecté à nimporte quelle salle, tandis que des patients de gravité « Trés équipées » ne pouront être affecté qu’à des salles « très équiées ». <text:s/>Pour rajouter plus de bruit à la simulation et se rapprocher encore plus de la réalité, nous avons décidé que chaque patient aura un temps d’opération qui lui est propre et qui n’est pas connu à l’avance.</text:p>
      <text:p text:style-name="P1"/>
      <text:p text:style-name="P2">Une fois cela fait, nous avons refléchis aux différentes qui allaient être importantes. Dans un premier temps, nous allons avoir besoin de représenter les composantes de cette simulation. Pour se faire, nous <text:span text:style-name="T1">avons décidé de créer un objet simulation qui contiendrait l’ensemble de ces composantes. Ensuite, nous avons estimé utile de développer une fenetre de saisie sur laquelle l’ensemble des données peuvent être saisie, extraite ensuite dans un fichier texte, permettant ensuite de créer la Simulation, après lecture. Ensuite, nous décidé de développer un outil qui extrait les valeurs de temps après la simulation dans un fichier json, permettant d’observer le résultat. Enfin, nous avons pensé qu’il pouvait être utile de créer une fenetre qui lit se fichier json pour en faire des graphiques.</text:span></text:p>
      <text:p text:style-name="P2"/>
      <text:p text:style-name="P4">L’objet Simulation </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1T10:15:30.046326985</meta:creation-date>
    <dc:date>2023-12-01T10:27:57.360742439</dc:date>
    <meta:editing-duration>PT12M30S</meta:editing-duration>
    <meta:editing-cycles>4</meta:editing-cycles>
    <meta:generator>LibreOffice/7.3.7.2$Linux_X86_64 LibreOffice_project/30$Build-2</meta:generator>
    <meta:document-statistic meta:table-count="0" meta:image-count="0" meta:object-count="0" meta:page-count="1" meta:paragraph-count="5" meta:word-count="320" meta:character-count="1983" meta:non-whitespace-character-count="1663"/>
  </office:meta>
</office:document-meta>
</file>